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00000009738147A2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MP0">
      <style:table-properties style:width="19.002cm" fo:margin-left="-0.51cm" style:page-number="auto" table:align="left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8.4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27cm" style:use-optimal-row-height="false"/>
    </style:style>
    <style:style style:name="Tabla2.A1" style:family="table-cell">
      <style:table-cell-properties fo:padding="0.097cm" fo:border="none" style:writing-mode="lr-tb"/>
    </style:style>
    <style:style style:name="Tabla2.B1" style:family="table-cell">
      <style:table-cell-properties fo:padding="0.097cm" fo:border-left="none" fo:border-right="none" fo:border-top="none" fo:border-bottom="0.25pt solid #000000" style:writing-mode="lr-tb"/>
    </style:style>
    <style:style style:name="Tabla2.2" style:family="table-row">
      <style:table-row-properties style:row-height="1.52cm" fo:background-color="transparent" fo:keep-together="auto" style:use-optimal-row-height="false">
        <style:background-image/>
      </style:table-row-properties>
    </style:style>
    <style:style style:name="Tabla2.A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3" style:family="table-row">
      <style:table-row-properties style:row-height="1.397cm" style:use-optimal-row-height="false"/>
    </style:style>
    <style:style style:name="Tabla2.4" style:family="table-row">
      <style:table-row-properties style:row-height="1.406cm" style:use-optimal-row-height="false"/>
    </style:style>
    <style:style style:name="Tabla2.5" style:family="table-row">
      <style:table-row-properties style:row-height="1.397cm" style:use-optimal-row-height="false"/>
    </style:style>
    <style:style style:name="Tabla2.8" style:family="table-row">
      <style:table-row-properties style:row-height="1.408cm" style:use-optimal-row-height="false"/>
    </style:style>
    <style:style style:name="Tabla2.9" style:family="table-row">
      <style:table-row-properties style:row-height="1.395cm" style:use-optimal-row-height="false"/>
    </style:style>
    <style:style style:name="Tabla2.10" style:family="table-row">
      <style:table-row-properties style:row-height="1.577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6pt" fo:language="es" fo:country="MX" style:letter-kerning="false" style:font-name-asian="Calibri" style:font-size-asian="6pt" style:language-asian="en" style:country-asian="US" style:font-name-complex="Times New Roman" style:font-size-complex="6pt" style:language-complex="ar" style:country-complex="SA"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10pt" fo:language="es" fo:country="MX" officeooo:rsid="00050d77" officeooo:paragraph-rsid="00050d77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2pt" fo:language="es" fo:country="MX" officeooo:rsid="00050d77" officeooo:paragraph-rsid="00050d77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9" style:family="paragraph" style:parent-style-name="Standard">
      <style:text-properties fo:color="#000000" style:font-name="Calibri" fo:font-size="26pt" style:font-size-asian="26pt"/>
    </style:style>
    <style:style style:name="P10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1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12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13" style:family="paragraph" style:parent-style-name="Cambria">
      <style:paragraph-properties fo:margin-left="1.109cm" fo:margin-right="0cm" fo:text-indent="0cm" style:auto-text-indent="false">
        <style:tab-stops/>
      </style:paragraph-properties>
    </style:style>
    <style:style style:name="P14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15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1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17" style:family="paragraph">
      <loext:graphic-properties draw:fill="none"/>
    </style:style>
    <style:style style:name="T1" style:family="text">
      <style:text-properties fo:color="#000000" style:font-name="Calibri" fo:font-size="11pt" fo:language="es" fo:country="MX" style:letter-kerning="false" style:font-name-asian="Times New Roman" style:font-size-asian="11pt" style:language-asian="es" style:country-asian="MX" style:font-name-complex="Times New Roman" style:font-size-complex="11pt" style:language-complex="ar" style:country-complex="SA"/>
    </style:style>
    <style:style style:name="T2" style:family="text">
      <style:text-properties fo:color="#000000" style:font-name="Cambria" fo:font-size="15pt" fo:font-style="italic" style:font-size-asian="15pt" style:font-style-asian="italic"/>
    </style:style>
    <style:style style:name="T3" style:family="text">
      <style:text-properties fo:color="#000000" style:font-name="Cambria" fo:font-size="15pt" fo:font-style="italic" officeooo:rsid="00069f32" style:font-size-asian="15pt" style:font-style-asian="italic"/>
    </style:style>
    <style:style style:name="T4" style:family="text">
      <style:text-properties fo:font-size="36pt" fo:language="es" fo:country="MX" style:font-size-asian="36pt" style:font-size-complex="36pt"/>
    </style:style>
    <style:style style:name="T5" style:family="text">
      <style:text-properties fo:font-size="36pt" fo:language="es" fo:country="MX" officeooo:rsid="00050d77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fo:language="es" fo:country="MX" style:font-size-asian="22pt" style:language-asian="es" style:country-asian="MX" style:font-size-complex="22pt" style:language-complex="ar" style:country-complex="S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/>
            <text:p text:style-name="P4"><draw:frame draw:style-name="fr1" draw:name="Imagen 1267" text:anchor-type="paragraph" svg:x="0.33cm" svg:y="0.131cm" svg:width="1.743cm" style:rel-width="scale" svg:height="1.824cm" style:rel-height="scale" draw:z-index="1"><draw:image xlink:href="Pictures/10000000000000900000009738147A25.jpg" xlink:type="simple" xlink:show="embed" xlink:actuate="onLoad"/></draw:frame><text:span text:style-name="Fuente_20_de_20_párrafo_20_predeter."><text:span text:style-name="T1"/></text:span></text:p>
          </table:table-cell>
          <table:table-cell table:style-name="Tabla1.B1" table:number-columns-spanned="2" office:value-type="string">
            <text:p text:style-name="P14"/>
            <text:p text:style-name="P14"/>
            <text:p text:style-name="P16">Carátula para entrega de prácticas</text:p>
            <text:p text:style-name="P15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  <text:p text:style-name="P6">Facultad de Ingeniería</text:p>
            <text:p text:style-name="P5"/>
          </table:table-cell>
          <table:covered-table-cell/>
          <table:table-cell table:style-name="Tabla1.C2" office:value-type="string">
            <text:p text:style-name="P2"/>
            <text:p text:style-name="P6">Laboratorio de docencia</text:p>
          </table:table-cell>
        </table:table-row>
      </table:table>
      <text:p text:style-name="Standard"/>
      <text:p text:style-name="Standard"/>
      <text:p text:style-name="P7"><text:span text:style-name="Fuente_20_de_20_párrafo_20_predeter."><text:span text:style-name="T4">Laboratorio</text:span></text:span><text:span text:style-name="Fuente_20_de_20_párrafo_20_predeter."><text:span text:style-name="T5">s</text:span></text:span><text:span text:style-name="Fuente_20_de_20_párrafo_20_predeter."><text:span text:style-name="T6"> de </text:span></text:span><text:span text:style-name="Fuente_20_de_20_párrafo_20_predeter."><text:span text:style-name="T4">computación</text:span></text:span></text:p>
      <text:p text:style-name="P8">salas A y B</text:p>
      <text:p text:style-name="P7"><draw:connector text:anchor-type="paragraph" draw:z-index="0" draw:name="Conector recto 114" draw:style-name="gr1" draw:text-style-name="P17" draw:type="line" svg:x1="-0.322cm" svg:y1="0.601cm" svg:x2="18.48cm" svg:y2="0.601cm" svg:d="M-323 601h18803" svg:viewBox="0 0 18805 2"><text:p/></draw:connector><text:span text:style-name="Fuente_20_de_20_párrafo_20_predeter."><text:span text:style-name="T7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/>
            <text:p text:style-name="P10">Profesor:</text:p>
          </table:table-cell>
          <table:table-cell table:style-name="Tabla2.B1" office:value-type="string">
            <text:p text:style-name="P12"/>
          </table:table-cell>
        </table:table-row>
        <table:table-row table:style-name="Tabla2.2">
          <table:table-cell table:style-name="Tabla2.A2" office:value-type="string">
            <text:p text:style-name="P10"/>
            <text:p text:style-name="P10">Asignatura:</text:p>
          </table:table-cell>
          <table:table-cell table:style-name="Tabla2.B1" office:value-type="string">
            <text:p text:style-name="P12"/>
          </table:table-cell>
        </table:table-row>
        <table:table-row table:style-name="Tabla2.3">
          <table:table-cell table:style-name="Tabla2.A1" office:value-type="string">
            <text:p text:style-name="P10"/>
            <text:p text:style-name="P10">Grupo:</text:p>
          </table:table-cell>
          <table:table-cell table:style-name="Tabla2.B1" office:value-type="string">
            <text:p text:style-name="P12"/>
          </table:table-cell>
        </table:table-row>
        <table:table-row table:style-name="Tabla2.4">
          <table:table-cell table:style-name="Tabla2.A1" office:value-type="string">
            <text:p text:style-name="P10"/>
            <text:p text:style-name="P10">No de Práctica(s):</text:p>
          </table:table-cell>
          <table:table-cell table:style-name="Tabla2.B1" office:value-type="string">
            <text:p text:style-name="P12"/>
          </table:table-cell>
        </table:table-row>
        <table:table-row table:style-name="Tabla2.5">
          <table:table-cell table:style-name="Tabla2.A1" office:value-type="string">
            <text:p text:style-name="P10"/>
            <text:p text:style-name="P10">Integrante(s):</text:p>
          </table:table-cell>
          <table:table-cell table:style-name="Tabla2.B1" office:value-type="string">
            <text:p text:style-name="P12"/>
          </table:table-cell>
        </table:table-row>
        <table:table-row table:style-name="Tabla2.1">
          <table:table-cell table:style-name="Tabla2.A1" office:value-type="string">
            <text:p text:style-name="P13"/>
          </table:table-cell>
          <table:table-cell table:style-name="Tabla2.B1" office:value-type="string">
            <text:p text:style-name="P12"/>
          </table:table-cell>
        </table:table-row>
        <table:table-row table:style-name="Tabla2.1">
          <table:table-cell table:style-name="Tabla2.A1" office:value-type="string">
            <text:p text:style-name="P13"/>
          </table:table-cell>
          <table:table-cell table:style-name="Tabla2.B1" office:value-type="string">
            <text:p text:style-name="P12"/>
          </table:table-cell>
        </table:table-row>
        <table:table-row table:style-name="Tabla2.8">
          <table:table-cell table:style-name="Tabla2.A1" office:value-type="string">
            <text:p text:style-name="P10"/>
            <text:p text:style-name="P10">Semestre:</text:p>
          </table:table-cell>
          <table:table-cell table:style-name="Tabla2.B1" office:value-type="string">
            <text:p text:style-name="P12"/>
          </table:table-cell>
        </table:table-row>
        <table:table-row table:style-name="Tabla2.9">
          <table:table-cell table:style-name="Tabla2.A1" office:value-type="string">
            <text:p text:style-name="P10"/>
            <text:p text:style-name="P11"><text:span text:style-name="Fuente_20_de_20_párrafo_20_predeter."><text:span text:style-name="T2">Fecha de entrega:</text:span></text:span></text:p>
          </table:table-cell>
          <table:table-cell table:style-name="Tabla2.B1" office:value-type="string">
            <text:p text:style-name="P12"/>
          </table:table-cell>
        </table:table-row>
        <table:table-row table:style-name="Tabla2.10">
          <table:table-cell table:style-name="Tabla2.A1" office:value-type="string">
            <text:p text:style-name="P10"/>
            <text:p text:style-name="P11"><text:span text:style-name="Fuente_20_de_20_párrafo_20_predeter."><text:span text:style-name="T2">Ob</text:span></text:span><text:span text:style-name="Fuente_20_de_20_párrafo_20_predeter."><text:span text:style-name="T3">s</text:span></text:span><text:span text:style-name="Fuente_20_de_20_párrafo_20_predeter."><text:span text:style-name="T2">ervaciones:</text:span></text:span></text:p>
          </table:table-cell>
          <table:table-cell table:style-name="Tabla2.B1" office:value-type="string">
            <text:p text:style-name="P12"/>
          </table:table-cell>
        </table:table-row>
        <table:table-row table:style-name="Tabla2.1">
          <table:table-cell table:style-name="Tabla2.A1" office:value-type="string">
            <text:p text:style-name="P11"/>
          </table:table-cell>
          <table:table-cell table:style-name="Tabla2.B1" office:value-type="string">
            <text:p text:style-name="P12"/>
          </table:table-cell>
        </table:table-row>
      </table:table>
      <text:p text:style-name="Standard"/>
      <text:p text:style-name="Standard"/>
      <text:p text:style-name="P9"><text:tab/><text:tab/><text:tab/><text:tab/><text:tab/>CALIFICACIÓN: 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initial-creator>Tanya </meta:initial-creator>
    <meta:creation-date>2017-02-02T00:09:00Z</meta:creation-date>
    <dc:date>2017-09-11T07:17:35.822659919</dc:date>
    <meta:editing-cycles>7</meta:editing-cycles>
    <meta:editing-duration>PT42M56S</meta:editing-duration>
    <meta:document-statistic meta:table-count="2" meta:image-count="1" meta:object-count="0" meta:page-count="1" meta:paragraph-count="14" meta:word-count="32" meta:character-count="244" meta:non-whitespace-character-count="221"/>
    <meta:template xlink:type="simple" xlink:actuate="onRequest" xlink:title="" xlink:href="Normal"/>
  </office:meta>
</office:document-meta>
</file>